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1c5c" officeooo:paragraph-rsid="00131c5c"/>
    </style:style>
    <style:style style:name="P2" style:family="paragraph" style:parent-style-name="Text_20_body">
      <style:text-properties officeooo:rsid="00131c5c" officeooo:paragraph-rsid="00131c5c"/>
    </style:style>
    <style:style style:name="P3" style:family="paragraph" style:parent-style-name="Text_20_body">
      <style:text-properties officeooo:rsid="0013cad3" officeooo:paragraph-rsid="0013cad3"/>
    </style:style>
    <style:style style:name="P4" style:family="paragraph" style:parent-style-name="Text_20_body" style:list-style-name="L1">
      <style:text-properties officeooo:rsid="0013cad3" officeooo:paragraph-rsid="0013cad3"/>
    </style:style>
    <style:style style:name="P5" style:family="paragraph" style:parent-style-name="Text_20_body">
      <style:text-properties officeooo:rsid="00154446" officeooo:paragraph-rsid="00154446"/>
    </style:style>
    <style:style style:name="P6" style:family="paragraph" style:parent-style-name="Text_20_body" style:list-style-name="L1">
      <style:text-properties officeooo:rsid="00154446" officeooo:paragraph-rsid="00154446"/>
    </style:style>
    <style:style style:name="P7" style:family="paragraph" style:parent-style-name="Text_20_body">
      <style:text-properties officeooo:rsid="0016baa6" officeooo:paragraph-rsid="0016baa6"/>
    </style:style>
    <style:style style:name="P8" style:family="paragraph" style:parent-style-name="Heading_20_2">
      <style:text-properties officeooo:rsid="00131c5c" officeooo:paragraph-rsid="00131c5c"/>
    </style:style>
    <style:style style:name="P9" style:family="paragraph" style:parent-style-name="Heading_20_2">
      <style:text-properties officeooo:rsid="0013cad3" officeooo:paragraph-rsid="0013cad3"/>
    </style:style>
    <style:style style:name="P10" style:family="paragraph" style:parent-style-name="Heading_20_2">
      <style:text-properties officeooo:rsid="00154446" officeooo:paragraph-rsid="00154446"/>
    </style:style>
    <style:style style:name="P11" style:family="paragraph" style:parent-style-name="Heading_20_3">
      <style:text-properties officeooo:rsid="0013cad3" officeooo:paragraph-rsid="0013ca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 460</text:p>
      <text:p text:style-name="P1">Project 1</text:p>
      <text:p text:style-name="P1">Milestone 1.</text:p>
      <text:p text:style-name="P1"/>
      <text:h text:style-name="Heading_20_2" text:outline-level="2">Introduction</text:h>
      <text:p text:style-name="P1"/>
      <text:p text:style-name="P1">For the duration of this 2015 spring semester of the real time operating systems (CSC 460), students are tasked with designing and creating the hardware and software to control a Roomba via an Arduino micro-controller board. The project is preformed in teams of two students, and at the end of the semester teams will be paired up for a competition. The competition rules will be finalized by the competing teams, but the basis of it will be having the Roombas play games of tag using laser and/or infrared (IR) emitters and sensors. Since this is a large project it has been divided up into multiple smaller projects, which in turn have multiple milestones to meet. This report covers the completion of the first milestone.</text:p>
      <text:p text:style-name="P1"/>
      <text:h text:style-name="P8" text:outline-level="2">Objectives</text:h>
      <text:p text:style-name="P2">The objectives of milestone 1 is to program the Arduino to aim an IR emitter at a receiver and transmit a code via IR. The emitter will be connected to a servo motor to aim it, and the motor will be controller by a joystick. Once the emitter was been aimed on target, clicking the button on the joystick will start the transmission of the code. On the receiver side (provided by the TA), once the appropriate signal is received it will create an audible buzzer noise to notify the observers that the code is correct.</text:p>
      <text:p text:style-name="P2"/>
      <text:h text:style-name="P9" text:outline-level="2">Hardware/Wiring</text:h>
      <text:p text:style-name="P3">The list of required hardware for the IR transmission is as follows:</text:p>
      <text:list xml:id="list4196261784203037714" text:style-name="L1">
        <text:list-item>
          <text:p text:style-name="P4">Arduino board</text:p>
        </text:list-item>
        <text:list-item>
          <text:p text:style-name="P4">Joystick with button</text:p>
        </text:list-item>
        <text:list-item>
          <text:p text:style-name="P4">Servo motor</text:p>
        </text:list-item>
        <text:list-item>
          <text:p text:style-name="P4">Wires (both male-to-male and female-to-male)</text:p>
        </text:list-item>
        <text:list-item>
          <text:p text:style-name="P4">IR emitter</text:p>
        </text:list-item>
        <text:list-item>
          <text:p text:style-name="P6">Resistor (300 – 2000 Ohms)</text:p>
        </text:list-item>
        <text:list-item>
          <text:p text:style-name="P4">IR detector (not mandatory, but useful for debugging)</text:p>
        </text:list-item>
        <text:list-item>
          <text:p text:style-name="P4">Breadboard</text:p>
        </text:list-item>
        <text:list-item>
          <text:p text:style-name="P4">5v power supply</text:p>
        </text:list-item>
      </text:list>
      <text:p text:style-name="P3"/>
      <text:h text:style-name="P11" text:outline-level="3"><text:soft-page-break/>Breadboard/ Power supply</text:h>
      <text:p text:style-name="P3">Since the Arduino board does not have enough power to power all the devices that will be connected to it, we are connecting the breadboard to a separate 5v power supply. To ensure that all devices share the same common ground (GND) voltage, the GND from the Arduino board is connect to the GND on the breadboard. This ensures that all devices grounded to the breadboard have same ground as the Arduino</text:p>
      <text:h text:style-name="P11" text:outline-level="3">Joystick</text:h>
      <text:p text:style-name="P3">The joystick 5 pins on it; 5v power (5v), GND, x-coordinate (x-coord), y-coordinate (y-coord), button. The 5v and GND on the joystick can be connected to the 5v and GND of the breadboard respectively. Then one of the coordinate pins needs to be connected to an analog input on the Arduino board. The button is connected by wiring it one of the PWW pins on the Arduino.</text:p>
      <text:h text:style-name="P11" text:outline-level="3">Servo</text:h>
      <text:p text:style-name="P3">The servo has three pins on it, 5v , GND, and source. The 5v and GND can be connected to the 5v and GND on the breadboard respectively (just like the joystick). And the source can be connected to one the <text:s/>pulse width modulation (PWM) pins on the Arduino board.</text:p>
      <text:h text:style-name="P11" text:outline-level="3">IR Emitter</text:h>
      <text:p text:style-name="P5">The IR emitter had three pins, 5v, GND, and source. Only the source and GND need to the connected. The GND is connected to the GND on the breadboard, and then the source is connected with the resistor and then the resistor is connect to the XXXX pin of the Arduino board.<text:line-break/></text:p>
      <text:h text:style-name="P10" text:outline-level="2">Software</text:h>
      <text:p text:style-name="P7">The software for this project was mainly a combination of sample Arduino code and sample code for a scheduler, with custom software to stitch them together. The “Knob” example project included in the Arduino provided the basis for the control code for the joystick and the servo. And the scheduler provided at <text:a xlink:type="simple" xlink:href="http://nrqm.ca/mechatronics-lab-guide/lab-guide-time-triggered-scheduling/">http://nrqm.ca/mechatronics-lab-guide/lab-guide-time-triggered-scheduling/</text:a>, gave us the needed functionality of accurate timing in our project. The Servo library of Arduino was altered to allow for use with the scheduler, as this way the servo and joystick can be used without effecting the accuracy of the IR transmi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5T21:48:42.451000000</meta:creation-date>
    <dc:date>2015-01-25T22:52:33.857000000</dc:date>
    <meta:editing-duration>PT13M10S</meta:editing-duration>
    <meta:editing-cycles>1</meta:editing-cycles>
    <meta:document-statistic meta:table-count="0" meta:image-count="0" meta:object-count="0" meta:page-count="2" meta:paragraph-count="28" meta:word-count="625" meta:character-count="3573" meta:non-whitespace-character-count="2982"/>
    <meta:generator>LibreOffice/4.2.3.3$Windows_x86 LibreOffice_project/882f8a0a489bc99a9e60c7905a60226254cb6ff0</meta:generator>
  </office:meta>
</office:document-meta>
</file>